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9-07-26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9-04-18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9-01-22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8-10-30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8-07-16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8-04-10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8-03-01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7-10-2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7-08-03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7-05-23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7-02-07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6-10-05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6-07-13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6-04-05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6-01-06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5-10-14 0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5-07-15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5-04-15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5-01-14 2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4-10-08 0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4-07-16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4-04-08 0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4-01-08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3-10-14 2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3-07-10 2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3-04-22 2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3-01-09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2-10-03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2-07-17 0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2-04-24 0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2-01-11 2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1-10-05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1-07-05 2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1-04-07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1-01-13 0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0-10-11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0-07-19 2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0-04-21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10-01-13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9-10-06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9-07-30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9-04-23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9-01-14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8-10-08 2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8-07-16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8-04-16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8-01-10 0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7-10-18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7-07-11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7-04-10 2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7-01-24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6-10-11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6-07-10 2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6-04-03 2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6-01-11 2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5-10-10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5-07-05 2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5-04-11 2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5-01-11 23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4-10-05 0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4-07-21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4-04-22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4-01-14 2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3-10-23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3-07-15 0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3-04-15 0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3-01-13 2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2-10-14 2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2-07-15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2-04-15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2-01-18 0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1-09-20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1-07-19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1-05-07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1-03-05 2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1-01-11 2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0-11-14 0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0-09-11 2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0-06-26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0-05-08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0-03-06 2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2000-01-11 0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1999-10-27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1999-09-13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1999-08-09 2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1999-07-12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1999-06-08 0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1999-05-11 0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1999-04-06 0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1999-03-16 0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1999-02-11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1999-01-15 0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1998-12-10 0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1998-08-12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1970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1970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1969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3121304601</text:p>
          </table:table-cell>
          <table:table-cell office:value-type="string" calcext:value-type="string">
            <text:p>196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26" meta:object-count="0"/>
    <meta:user-defined meta:name="AppVersion">3.0</meta:user-defined>
  </office:meta>
</office:document-meta>
</file>